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0" style:family="paragraph" style:parent-style-name="Text_20_body">
      <style:text-properties style:font-name="Bitstream Charter"/>
    </style:style>
    <style:style style:name="P11" style:family="paragraph" style:parent-style-name="Heading_20_2">
      <style:text-properties style:font-name="Bitstream Charter"/>
    </style:style>
    <style:style style:name="P12" style:family="paragraph" style:parent-style-name="Heading_20_2">
      <style:paragraph-properties fo:margin-top="0.423cm" fo:margin-bottom="0.212cm" fo:break-before="page" fo:keep-with-next="always"/>
      <style:text-properties style:font-name="Liberation Sans"/>
    </style:style>
    <style:style style:name="P13"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14"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15" style:family="paragraph" style:parent-style-name="Heading_20_2">
      <style:paragraph-properties fo:margin-top="0.423cm" fo:margin-bottom="0.212cm"/>
      <style:text-properties style:font-name="Liberation Sans"/>
    </style:style>
    <style:style style:name="P16"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17" style:family="paragraph" style:parent-style-name="Preformatted_20_Text" style:list-style-name="L1"/>
    <style:style style:name="P18" style:family="paragraph" style:parent-style-name="Preformatted_20_Text">
      <style:text-properties style:font-name="Bitstream Charter"/>
    </style:style>
    <style:style style:name="P19" style:family="paragraph" style:parent-style-name="Preformatted_20_Text" style:list-style-name="L1">
      <style:text-properties style:font-name="Bitstream Charter"/>
    </style:style>
    <style:style style:name="P20" style:family="paragraph" style:parent-style-name="Preformatted_20_Text">
      <style:text-properties style:font-name="Bitstream Charter" fo:font-style="normal" style:font-style-asian="normal" style:font-style-complex="normal"/>
    </style:style>
    <style:style style:name="P21"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2" style:family="paragraph" style:parent-style-name="Heading_20_1" style:master-page-name="Standard">
      <style:paragraph-properties style:page-number="1"/>
    </style:style>
    <style:style style:name="P23" style:family="paragraph" style:parent-style-name="Heading_20_1">
      <style:paragraph-properties fo:break-before="page"/>
    </style:style>
    <style:style style:name="P24"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entury Schoolbook L" fo:font-size="13pt" style:font-size-asian="13pt" style:font-size-complex="13pt"/>
    </style:style>
    <style:style style:name="T2" style:family="text">
      <style:text-properties style:font-name="Bitstream Charter"/>
    </style:style>
    <style:style style:name="T3" style:family="text">
      <style:text-properties style:font-name="Bitstream Charter" fo:font-style="italic" style:font-style-asian="italic" style:font-style-complex="italic"/>
    </style:style>
    <style:style style:name="T4" style:family="text">
      <style:text-properties style:font-name="Bitstream Charter" fo:font-weight="normal" style:font-weight-asian="normal" style:font-weight-complex="normal"/>
    </style:style>
    <style:style style:name="T5" style:family="text">
      <style:text-properties fo:font-variant="normal" fo:text-transform="none" fo:color="#000000" style:font-name="Bitstream Charter" fo:font-size="9.75pt" fo:letter-spacing="normal" fo:font-style="normal"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style:font-name-asian="DejaVu Sans" style:font-style-asian="normal" style:font-name-complex="DejaVu Sans" style:font-style-complex="normal"/>
    </style:style>
    <style:style style:name="T8" style:family="text">
      <style:text-properties fo:font-style="italic" style:font-style-asian="italic" style:font-style-complex="italic"/>
    </style:style>
    <style:style style:name="T9" style:family="text">
      <style:text-properties style:font-name-asian="DejaVu Sans"/>
    </style:style>
    <style:style style:name="T10" style:family="text">
      <style:text-properties style:font-name-complex="DejaVu Sans"/>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3"/>
      <text:p text:style-name="P3"/>
      <text:p text:style-name="P9">MEMORIA COMPILADORES</text:p>
      <text:p text:style-name="P9">ANALIZADOR SINTÁCTICO y SEMÁNTIC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Fernando Arias Porras <text:span text:style-name="T1">030035</text:span></text:p>
      <text:p text:style-name="P5">Víctor Gómez Aragoneses 040071</text:p>
      <text:h text:style-name="P21"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5">Índice de contenido</text:p>
          </text:index-title>
          <text:p text:style-name="P26">INTRODUCCIÓN<text:tab/>1</text:p>
          <text:p text:style-name="P27">Proyecto<text:tab/>1</text:p>
          <text:p text:style-name="P26">ANALIZADOR SINTÁCTICO<text:tab/>2</text:p>
          <text:p text:style-name="P27">Gramática del lenguaje:<text:tab/>2</text:p>
          <text:p text:style-name="P27">Errores detectados:<text:tab/>3</text:p>
          <text:p text:style-name="P26">ANALIZADOR SEMÁNTICO<text:tab/>4</text:p>
          <text:p text:style-name="P27">Diseño<text:tab/>4</text:p>
          <text:p text:style-name="P27">Errores detectados:<text:tab/>4</text:p>
          <text:p text:style-name="P26">CASOS DE PRUEBAS<text:tab/>5</text:p>
          <text:p text:style-name="P27">Pruebas correcta.<text:tab/>5</text:p>
          <text:p text:style-name="P27">Pruebas incorrectas<text:tab/>8</text:p>
        </text:index-body>
      </text:table-of-content>
      <text:h text:style-name="P21" text:outline-level="1"/>
      <text:h text:style-name="P22"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8">main</text:span>. De igual manera tendremos operaciones de entrada-salida, llamadas a métodos, expresiones.</text:p>
      <text:p text:style-name="P2">Concretando, la parte común de nuestro proyecto es:</text:p>
      <text:list xml:id="list2145451082" text:style-name="L1">
        <text:list-item>
          <text:p text:style-name="P19">Definición y uso de clases, con atributos y métodos.</text:p>
        </text:list-item>
        <text:list-item>
          <text:p text:style-name="P19">Definición de funciones.</text:p>
        </text:list-item>
        <text:list-item>
          <text:p text:style-name="P19">Tipos enteros, lógicos y vacíos.</text:p>
        </text:list-item>
        <text:list-item>
          <text:p text:style-name="P19">Variables enteras y su declaración.</text:p>
        </text:list-item>
        <text:list-item>
          <text:p text:style-name="P19">Constantes enteras y cadenas de caracteres (entre comillas dobles).</text:p>
        </text:list-item>
        <text:list-item>
          <text:p text:style-name="P19">Sentencias: asignación, condicional simple, llamada a funciones, métodos y retorno.</text:p>
        </text:list-item>
        <text:list-item>
          <text:p text:style-name="P19">Expresiones.</text:p>
        </text:list-item>
        <text:list-item>
          <text:p text:style-name="P19">Comentarios.</text:p>
        </text:list-item>
        <text:list-item>
          <text:p text:style-name="P17"><text:span text:style-name="T2">Operaciones de entrada/salida por terminal (</text:span><text:span text:style-name="T3">cin</text:span><text:span text:style-name="T2">, </text:span><text:span text:style-name="T3">cout</text:span><text:span text:style-name="T2">).</text:span></text:p>
        </text:list-item>
        <text:list-item>
          <text:p text:style-name="P19">Operadores.</text:p>
        </text:list-item>
      </text:list>
      <text:p text:style-name="P2"/>
      <text:p text:style-name="P2"/>
      <text:p text:style-name="P2">Por otra parte, la parte específica para nuestro proyecto serán las operaciones condicionales complejas (<text:span text:style-name="T8">if-then-else</text:span>), parámetros por valor, asignación con operación (p.e. <text:span text:style-name="T8">+=</text:span>) y en cuanto al analizador sintáctico: descendente recursivo. De igual manera que en el caso anterior podemos verlo más claramente así:</text:p>
      <text:list xml:id="list680900067" text:continue-numbering="true" text:style-name="L1">
        <text:list-item>
          <text:p text:style-name="P19">Sentencias: Sentencia condicional (if, if-else)</text:p>
        </text:list-item>
        <text:list-item>
          <text:p text:style-name="P19">Parámetros: Por valor.</text:p>
        </text:list-item>
        <text:list-item>
          <text:p text:style-name="P19">Operador especial: Asignación con operación (op=)</text:p>
        </text:list-item>
        <text:list-item>
          <text:p text:style-name="P19">Analizador Sintáctico: Descenso recursivo.</text:p>
        </text:list-item>
      </text:list>
      <text:p text:style-name="P2"/>
      <text:p text:style-name="P2"/>
      <text:p text:style-name="Preformatted_20_Text"><text:span text:style-name="T2">Para la realización del proyecto decidimos usar una herramienta que cumpliera en gran medida todo lo que se exigía y que no provocara excesivos problemas a la hora de generar los módulos del compilador. En concreto, usamos </text:span><text:span text:style-name="T5">ANother Tool for Language Recognition</text:span><text:span text:style-name="T4"> </text:span><text:span text:style-name="T2">(ANTLR) que genera un analizador sintáctico LL(k), a parte que dicha herramienta tiene gran cantidad de documentación publicada.</text:span></text:p>
      <text:p text:style-name="P2"/>
      <text:h text:style-name="P23" text:outline-level="1">ANALIZADOR SINTÁCTICO</text:h>
      <text:p text:style-name="P2">El analizador sintáctico se encargará de transformar la salida del léxico (con los sucesivos <text:span text:style-name="T8">tokens</text:span>) en un árbol de derivación que más adelante será el que reciba el semántico.</text:p>
      <text:p text:style-name="P2"/>
      <text:p text:style-name="P2">En nuestro caso el analizador sintáctico será descendente recursivo, ya que, nuestra herramienta (ANTLR) genera dicho árbol. En éste analizador las entradas son de izquierda a la derecha, y construcciones de derivaciones de derivaciones por la izquierda de una sentencia. Este tipo de gramáticas son llamadas gramáticas LL. </text:p>
      <text:p text:style-name="P2"/>
      <text:p text:style-name="P2">Básicamente nuestro analizador sintáctico se encargará de pedir al analizador léxico <text:span text:style-name="T8">tokens</text:span> y comprobará si puede generar una regla sintáctica con ellos en otro caso generará un error y lo imprimirá por pantalla. </text:p>
      <text:h text:style-name="Heading_20_2" text:outline-level="2">Gramática del lenguaje:</text:h>
      <text:p text:style-name="P2">A continuación redactamos las reglas sintácticas que componen nuestra gramática:</text:p>
      <text:p text:style-name="P2"/>
      <text:h text:style-name="P11" text:outline-level="2"/>
      <text:h text:style-name="P11" text:outline-level="2"/>
      <text:p text:style-name="P10"/>
      <text:h text:style-name="P12" text:outline-level="2">Errores detectados:</text:h>
      <text:p text:style-name="P2">A continuación relatamos los diversos errores que el analizador sintáctico detecta, alguno de ellos son genéricos puesto que la falta de un <text:span text:style-name="T8">token</text:span><text:span text:style-name="T6"> para completar una regla sintáctica o el error en la terminación de la regla es muy común.</text:span></text:p>
      <text:p text:style-name="P20"/>
      <text:p text:style-name="P2"><text:span text:style-name="T6">Nuestro analizador sintáctico, tal y como lo hemos construido, debe consumir tres </text:span><text:span text:style-name="T8">tokens</text:span><text:span text:style-name="T6"> para poder determinar un único <text:s/>camino que seguir, por ejemplo: “</text:span><text:span text:style-name="T8">int variable;</text:span><text:span text:style-name="T6">” produce una variable y sólo se puede producir este elemento, en otro caso tendríamos una gramática ambigua (no sería determinista).</text:span></text:p>
      <text:p text:style-name="P20"/>
      <text:p text:style-name="P2"><text:span text:style-name="T6">Con respecto a lo anterior, el analizador sintáctico generará un error cuando falle en la generación de una regla, generando un mensaje del tipo “Se esperaba el </text:span><text:span text:style-name="T8">token</text:span><text:span text:style-name="T6"> %t y se recibió un %o”, entendiendo por %t el </text:span><text:span text:style-name="T8">token </text:span><text:span text:style-name="T6">que se esperaba recibir para completar y continuar con el análisis y por %o el </text:span><text:span text:style-name="T8">token</text:span><text:span text:style-name="T6"> que se recibió y genero el error. </text:span></text:p>
      <text:p text:style-name="P2"><text:span text:style-name="T6">En la generación de cabeceras de programas, métodos y </text:span><text:span text:style-name="T8">main </text:span><text:span text:style-name="T6">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20"/>
      <text:p text:style-name="P2"><text:span text:style-name="T6">Por último, si el código carece de la función </text:span><text:span text:style-name="T8">main</text:span><text:span text:style-name="T6"> el analizador sintáctico generará un error recordándonos la necesidad de declararlo.</text:span></text:p>
      <text:h text:style-name="P24" text:outline-level="1">ANALIZADOR SEMÁNTICO</text:h>
      <text:h text:style-name="P14"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8">true</text:span><text:span text:style-name="T6">, ya que, no pertenece a dicho conjunto de valores posibles.</text:span></text:p>
      <text:p text:style-name="P2"><text:span text:style-name="T7"/></text:p>
      <text:h text:style-name="P15" text:outline-level="2">Errores detectados:</text:h>
      <text:p text:style-name="P2">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P2"/>
      <text:p text:style-name="P2">Por otra parte las expresiones, podemos advertir el error de tipos que se puede dar al intentar operar con tipos diferentes o incluso con cadena de caracteres, esto será un error como es lógico.</text:p>
      <text:p text:style-name="P2"/>
      <text:p text:style-name="P2">Por último tenemos la declaración de programas o métodos pertenecientes a clases que no existen o el intento de declaración de variables o llamadas con el mismo nombre que otro elemento, todo ello provocará un error advirtiéndonos que ya se ha definido previamente esa declaración o por el contrario que no lo está.</text:p>
      <text:h text:style-name="P24" text:outline-level="1">CASOS DE PRUEBAS</text:h>
      <text:p text:style-name="P8">A continuación se detallan el código de los programas de pruebas que evalúan los diferentes casos de éxito o error de nuestro compilador.</text:p>
      <text:h text:style-name="P14" text:outline-level="2">Pruebas correcta.</text:h>
      <text:p text:style-name="P7">Prueba 1:</text:p>
      <text:p text:style-name="P7"/>
      <text:p text:style-name="P7">// Prueba Correcta </text:p>
      <text:p text:style-name="P7">// </text:p>
      <text:p text:style-name="P7"/>
      <text:p text:style-name="P7">// Inclusion de variables globales </text:p>
      <text:p text:style-name="P7">int hola, var_global; </text:p>
      <text:p text:style-name="P7">int adios=90;<text:tab/>// inicializadas </text:p>
      <text:p text:style-name="P7">char *s; </text:p>
      <text:p text:style-name="P7"/>
      <text:p text:style-name="P7">void demo ()<text:tab/>// funcion sin argumentos </text:p>
      <text:p text:style-name="P7">{ </text:p>
      <text:p text:style-name="P7"><text:tab/><text:tab/>// No hace nada y </text:p>
      <text:p text:style-name="P7"><text:tab/>return;<text:tab/>// No devuelve nada </text:p>
      <text:p text:style-name="P7">} </text:p>
      <text:p text:style-name="P7"/>
      <text:p text:style-name="P7">void main (int variable) { </text:p>
      <text:p text:style-name="P7"><text:tab/>// Declaracion de variables </text:p>
      <text:p text:style-name="P7"><text:tab/>// algunas inicializadas. </text:p>
      <text:p text:style-name="P7"><text:tab/>int otra_var, otra_var2; </text:p>
      <text:p text:style-name="P7"><text:tab/>int otra_var2=20; </text:p>
      <text:p text:style-name="P7"/>
      <text:p text:style-name="P7"><text:tab/>return otra_var; </text:p>
      <text:p text:style-name="P7">}</text:p>
      <text:p text:style-name="P7"/>
      <text:p text:style-name="P7">Prueba 2:</text:p>
      <text:p text:style-name="P7"/>
      <text:p text:style-name="P7">// Prueba Correcta </text:p>
      <text:p text:style-name="P7"/>
      <text:p text:style-name="P7">// declaracion de metodo y clase </text:p>
      <text:p text:style-name="P7">//Declaración de la clase Fecha: </text:p>
      <text:p text:style-name="P7">class Fecha { </text:p>
      <text:p text:style-name="P7">public: int a, b, c; </text:p>
      <text:p text:style-name="P7"><text:tab/>int daDia (void);<text:tab/>// método que devuelve un entero </text:p>
      <text:p text:style-name="P7">private: </text:p>
      <text:p text:style-name="P7"><text:tab/>int d,m,a;<text:tab/>// tres enteros privados </text:p>
      <text:p text:style-name="P7">}; </text:p>
      <text:p text:style-name="P7"/>
      <text:p text:style-name="P7">// Definicion de un metodo daDia de la clase Fecha </text:p>
      <text:p text:style-name="P7">int Fecha::daDia (void){ </text:p>
      <text:p text:style-name="P7"><text:tab/>return d; </text:p>
      <text:p text:style-name="P7">} </text:p>
      <text:p text:style-name="P7"/>
      <text:p text:style-name="P7">void main (int dia) { </text:p>
      <text:p text:style-name="P7"><text:tab/>Fecha var; </text:p>
      <text:p text:style-name="P7"><text:tab/>return var.daDia(); </text:p>
      <text:p text:style-name="P7">} </text:p>
      <text:p text:style-name="P7"/>
      <text:p text:style-name="P7">Prueba 3:</text:p>
      <text:p text:style-name="P7"/>
      <text:p text:style-name="P7"><text:soft-page-break/>// Prueba Correcta </text:p>
      <text:p text:style-name="P7"/>
      <text:p text:style-name="P7">// Declaracion de subprograma o funcion </text:p>
      <text:p text:style-name="P7">int funcionAnodina (int n) { </text:p>
      <text:p text:style-name="P7"><text:tab/>int uno = 1, cero = 0;<text:tab/>// variables locales inicializadas </text:p>
      <text:p text:style-name="P7"><text:tab/> </text:p>
      <text:p text:style-name="P7"><text:tab/>// intrucciones operacionales </text:p>
      <text:p text:style-name="P7"><text:tab/>uno = cero * 90;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 </text:p>
      <text:p text:style-name="P7"/>
      <text:p text:style-name="P7">Prueba 4:</text:p>
      <text:p text:style-name="P7"/>
      <text:p text:style-name="P7">// Prueba Correcta </text:p>
      <text:p text:style-name="P7"/>
      <text:p text:style-name="P7">// main </text:p>
      <text:p text:style-name="P7">bool main (int n, int m) </text:p>
      <text:p text:style-name="P7">{ </text:p>
      <text:p text:style-name="P7"><text:tab/>/* Declaracion de variables </text:p>
      <text:p text:style-name="P7"><text:tab/> - algunas inicializadas - */ </text:p>
      <text:p text:style-name="P7"><text:tab/>bool variable = true; </text:p>
      <text:p text:style-name="P7"><text:tab/> </text:p>
      <text:p text:style-name="P7"><text:tab/>// Condicional Complejo </text:p>
      <text:p text:style-name="P7"><text:tab/>if (variable)<text:tab/>// cierto </text:p>
      <text:p text:style-name="P7"><text:tab/><text:tab/>variable = false; </text:p>
      <text:p text:style-name="P7"><text:tab/>else </text:p>
      <text:p text:style-name="P7"><text:tab/><text:tab/>varible = true; </text:p>
      <text:p text:style-name="P7"/>
      <text:p text:style-name="P7"><text:tab/>// Devolvemos le valor calculado<text:tab/> </text:p>
      <text:p text:style-name="P7"><text:tab/>return variable; </text:p>
      <text:p text:style-name="P7">} </text:p>
      <text:p text:style-name="P7"/>
      <text:p text:style-name="P7">Prueba 5:</text:p>
      <text:p text:style-name="P7">// Prueba Correcta </text:p>
      <text:p text:style-name="P7"/>
      <text:p text:style-name="P7">// Objetivo: </text:p>
      <text:p text:style-name="P7">// Comprobamos el correcto funcionamiento del </text:p>
      <text:p text:style-name="P7">// condicional complejo con varias posibilidades </text:p>
      <text:p text:style-name="P7">// y la asignacion con operacion. </text:p>
      <text:p text:style-name="P7"/>
      <text:p text:style-name="P7"/>
      <text:p text:style-name="P7">// main </text:p>
      <text:p text:style-name="P7">void main (void) { </text:p>
      <text:p text:style-name="P7"><text:tab/>int num = 30; </text:p>
      <text:p text:style-name="P7"><text:tab/>int algo =40, otro;<text:tab/> </text:p>
      <text:p text:style-name="P7"/>
      <text:p text:style-name="P7"><text:tab/>if (num == 0) {<text:tab/> </text:p>
      <text:p text:style-name="P7"><text:soft-page-break/><text:tab/><text:tab/>otro += algo; </text:p>
      <text:p text:style-name="P7"><text:tab/>} </text:p>
      <text:p text:style-name="P7"><text:tab/>else if (algo == 0 || otro == 0) { </text:p>
      <text:p text:style-name="P7"><text:tab/><text:tab/>otro += algo; </text:p>
      <text:p text:style-name="P7"><text:tab/>} </text:p>
      <text:p text:style-name="P7"/>
      <text:p text:style-name="P7"><text:tab/>if (num==30) { </text:p>
      <text:p text:style-name="P7"><text:tab/><text:tab/>num = num - num; </text:p>
      <text:p text:style-name="P7"><text:tab/>} else { </text:p>
      <text:p text:style-name="P7"><text:tab/><text:tab/>num = 30; </text:p>
      <text:p text:style-name="P7"><text:tab/>} </text:p>
      <text:p text:style-name="P7">} </text:p>
      <text:p text:style-name="P7"/>
      <text:p text:style-name="P7">Prueba6:</text:p>
      <text:p text:style-name="P7"/>
      <text:p text:style-name="P7">// Prueba correcta </text:p>
      <text:p text:style-name="P7"/>
      <text:p text:style-name="P7">/* Objetivo </text:p>
      <text:p text:style-name="P7"><text:tab/>Comprobamos el correcto funcionamiento </text:p>
      <text:p text:style-name="P7">de la declaracion de programas/funciones. Así </text:p>
      <text:p text:style-name="P7">como las operaciones de cin y cout </text:p>
      <text:p text:style-name="P7">*/ </text:p>
      <text:p text:style-name="P7"/>
      <text:p text:style-name="P7">void imprime (char *msg, <text:s/>f) { </text:p>
      <text:p text:style-name="P7"><text:tab/>cout &lt;&lt; s &lt;&lt; msg &lt;&lt; f; </text:p>
      <text:p text:style-name="P7"><text:tab/>cout &lt;&lt; "\n";<text:tab/>// imprime un salto de línea */ </text:p>
      <text:p text:style-name="P7"><text:tab/>return; </text:p>
      <text:p text:style-name="P7">} </text:p>
      <text:p text:style-name="P7"/>
      <text:p text:style-name="P7">void main (void) { </text:p>
      <text:p text:style-name="P7"><text:tab/>char* s="hola Mundo!"; </text:p>
      <text:p text:style-name="P7"><text:tab/>cout &lt;&lt; s; </text:p>
      <text:p text:style-name="P7"><text:tab/>cin &gt;&gt; s; </text:p>
      <text:p text:style-name="P7"><text:tab/>return; </text:p>
      <text:p text:style-name="P7">} </text:p>
      <text:h text:style-name="P13" text:outline-level="2">Pruebas incorrectas</text:h>
      <text:p text:style-name="P7">Prueba 1:</text:p>
      <text:p text:style-name="P7"/>
      <text:p text:style-name="P7">// Prueba Incorrecta </text:p>
      <text:p text:style-name="P7">// </text:p>
      <text:p text:style-name="P7"/>
      <text:p text:style-name="P7">// Inclusion de variables globales </text:p>
      <text:p text:style-name="P7">int hola, var_global,;<text:tab/>// error en la coma </text:p>
      <text:p text:style-name="P7">int adios=90;<text:tab/>// inicializadas </text:p>
      <text:p text:style-name="P7">char *s<text:tab/><text:tab/>// falta cerrar la declaracion. </text:p>
      <text:p text:style-name="P7"/>
      <text:p text:style-name="P7">void demo ()<text:tab/>// funcion sin argumentos </text:p>
      <text:p text:style-name="P7">{ </text:p>
      <text:p text:style-name="P7"><text:tab/><text:tab/>// No hace nada y </text:p>
      <text:p text:style-name="P7"><text:tab/>return;<text:tab/>// No devuelve nada </text:p>
      <text:p text:style-name="P7">} </text:p>
      <text:p text:style-name="P7"/>
      <text:p text:style-name="P7">void main (int variable) { </text:p>
      <text:p text:style-name="P7"><text:tab/>// Declaracion de variables </text:p>
      <text:p text:style-name="P7"><text:tab/>// algunas inicializadas. </text:p>
      <text:p text:style-name="P7"><text:tab/>int otra_var, otra_var2; </text:p>
      <text:p text:style-name="P7"><text:tab/>int otra_var2=20; </text:p>
      <text:p text:style-name="P7"/>
      <text:p text:style-name="P7"><text:tab/>return otra_var; </text:p>
      <text:p text:style-name="P7">} </text:p>
      <text:p text:style-name="P7"/>
      <text:p text:style-name="P7">Prueba 2:</text:p>
      <text:p text:style-name="P7"/>
      <text:p text:style-name="P7">// Prueba Incorrecta </text:p>
      <text:p text:style-name="P7"/>
      <text:p text:style-name="P7">// declaracion de metodo y clase </text:p>
      <text:p text:style-name="P7">class Clase_mal { </text:p>
      <text:p text:style-name="P7">int a,b,c;<text:tab/>// declaracion de metodo privado, esto esta ok! </text:p>
      <text:p text:style-name="P7">public <text:tab/><text:tab/>// falan DOS_PUNTOS </text:p>
      <text:p text:style-name="P7"><text:tab/>int metodo ();<text:tab/>// declaracion erronea </text:p>
      <text:p text:style-name="P7">}<text:tab/>// falta PUNTO_COMA </text:p>
      <text:p text:style-name="P7"/>
      <text:p text:style-name="P7">// Declaración de la clase Fecha: </text:p>
      <text:p text:style-name="P7">class Fecha { </text:p>
      <text:p text:style-name="P7">public: int a, b, c; </text:p>
      <text:p text:style-name="P7"><text:tab/>void ponFecha (int, int, int);<text:tab/>/* método que recibe tres enteros y no devuelve nada */ </text:p>
      <text:p text:style-name="P7"><text:tab/>int daDia (void);<text:tab/>// método que devuelve un entero </text:p>
      <text:p text:style-name="P7"><text:tab/>int daMes (void);<text:tab/>// método que devuelve un entero </text:p>
      <text:p text:style-name="P7"><text:tab/>int daAnno (void);<text:tab/>// método que devuelve un entero </text:p>
      <text:p text:style-name="P7"><text:tab/>void imprime (void);<text:tab/>// método que no recibe ni devuelve nada </text:p>
      <text:p text:style-name="P7">private: </text:p>
      <text:p text:style-name="P7"><text:tab/>int d,m,a;<text:tab/>// tres enteros privados </text:p>
      <text:p text:style-name="P7">}; </text:p>
      <text:p text:style-name="P7"/>
      <text:p text:style-name="P7">// FALTA DEFINICION DE METODOS! </text:p>
      <text:p text:style-name="P7"/>
      <text:p text:style-name="P7"/>
      <text:p text:style-name="P7">// Definicion de un metodo daDia de la clase Fecha </text:p>
      <text:p text:style-name="P7">int Fecha::daDia (void){ </text:p>
      <text:p text:style-name="P7"><text:tab/>return d; </text:p>
      <text:p text:style-name="P7">} </text:p>
      <text:p text:style-name="P7"><text:soft-page-break/><text:s/></text:p>
      <text:p text:style-name="P7">void main (int dia) { </text:p>
      <text:p text:style-name="P7"><text:tab/>Fecha var; </text:p>
      <text:p text:style-name="P7"><text:tab/>return var.daDia(); </text:p>
      <text:p text:style-name="P7">} </text:p>
      <text:p text:style-name="P7"/>
      <text:p text:style-name="P7">Prueba 3:</text:p>
      <text:p text:style-name="P7"/>
      <text:p text:style-name="P7">// Prueba Incorrecta </text:p>
      <text:p text:style-name="P7"/>
      <text:p text:style-name="P7">// Declaracion de subprograma o funcion </text:p>
      <text:p text:style-name="P7">int funcionAnodina (int n) { </text:p>
      <text:p text:style-name="P7"><text:tab/>int uno = 1, cero = 0;<text:tab/>// variables locales inicializadas </text:p>
      <text:p text:style-name="P7"><text:tab/> </text:p>
      <text:p text:style-name="P7"><text:tab/>// intrucciones operacionales </text:p>
      <text:p text:style-name="P7"><text:tab/>uno = cero * "cadena";<text:tab/>// TIPOS ERRONEOS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text:tab/>return true;<text:tab/>// tipos de devolucion erroneo </text:p>
      <text:p text:style-name="P7">} </text:p>
      <text:p text:style-name="P7"/>
      <text:p text:style-name="P7">Prueba 4:</text:p>
      <text:p text:style-name="P7"/>
      <text:p text:style-name="P7">// Prueba Incorrecta </text:p>
      <text:p text:style-name="P7"/>
      <text:p text:style-name="P7">// main </text:p>
      <text:p text:style-name="P7">bool main (int n, int m) </text:p>
      <text:p text:style-name="P7">{ </text:p>
      <text:p text:style-name="P7"><text:tab/>/* Declaracion de variables </text:p>
      <text:p text:style-name="P7"><text:tab/> - algunas inicializadas - */ </text:p>
      <text:p text:style-name="P7"><text:tab/>bool variable = true; </text:p>
      <text:p text:style-name="P7"><text:tab/> </text:p>
      <text:p text:style-name="P7"><text:tab/>// Condicional Complejo </text:p>
      <text:p text:style-name="P7"><text:tab/>if variable<text:tab/>// FALTA CERRATURA PARENTESIS </text:p>
      <text:p text:style-name="P7"><text:tab/><text:tab/>variable = false; </text:p>
      <text:p text:style-name="P7"><text:tab/>else </text:p>
      <text:p text:style-name="P7"><text:tab/><text:tab/>varible = true; </text:p>
      <text:p text:style-name="P7"/>
      <text:p text:style-name="P7"><text:tab/>// Devolvemos le valor calculado<text:tab/> </text:p>
      <text:p text:style-name="P7"><text:tab/>return variable; </text:p>
      <text:p text:style-name="P7">} </text:p>
      <text:p text:style-name="P7">Prueba 5:</text:p>
      <text:p text:style-name="P7"/>
      <text:p text:style-name="P7">// Prueba Incorrecta </text:p>
      <text:p text:style-name="P7"/>
      <text:p text:style-name="P7">// main </text:p>
      <text:p text:style-name="P7">void main (void) { </text:p>
      <text:p text:style-name="P7"><text:tab/>int num = 30; </text:p>
      <text:p text:style-name="P7"><text:soft-page-break/><text:tab/>int algo =40, otro;<text:tab/> </text:p>
      <text:p text:style-name="P7"/>
      <text:p text:style-name="P7"><text:tab/>if (num == 0) {<text:tab/> </text:p>
      <text:p text:style-name="P7"><text:tab/><text:tab/>otro -= algo;<text:tab/>//Operacion no contemplada </text:p>
      <text:p text:style-name="P7"><text:tab/>} </text:p>
      <text:p text:style-name="P7"><text:tab/>else if (algo == 0 || otro == 0) { </text:p>
      <text:p text:style-name="P7"><text:tab/><text:tab/>otro += algo; </text:p>
      <text:p text:style-name="P7"><text:tab/>} </text:p>
      <text:p text:style-name="P7"/>
      <text:p text:style-name="P7"><text:tab/>if (num==30) { </text:p>
      <text:p text:style-name="P7"><text:tab/><text:tab/>num = num - num; </text:p>
      <text:p text:style-name="P7"><text:tab/>} else { </text:p>
      <text:p text:style-name="P7"><text:tab/><text:tab/>num = 30; </text:p>
      <text:p text:style-name="P7"><text:tab/>} else </text:p>
      <text:p text:style-name="P7"><text:tab/><text:tab/>num = 40;<text:tab/>// imposible este caso </text:p>
      <text:p text:style-name="P7">} </text:p>
      <text:p text:style-name="P7"/>
      <text:p text:style-name="P7">Prueba6:</text:p>
      <text:p text:style-name="P7"/>
      <text:p text:style-name="P7">// Prueba Incorrecta </text:p>
      <text:p text:style-name="P7"/>
      <text:p text:style-name="P7">/* Objetivo </text:p>
      <text:p text:style-name="P7"><text:tab/>Comprobamos el error cometido en las </text:p>
      <text:p text:style-name="P7">operaciones de I/O </text:p>
      <text:p text:style-name="P7">*/ </text:p>
      <text:p text:style-name="P7"/>
      <text:p text:style-name="P7">void imprime (char *msg, <text:s/>f) { </text:p>
      <text:p text:style-name="P7"><text:tab/>cout &lt; s &lt;&lt; msg &lt;&lt; f;<text:tab/>// error sintactico </text:p>
      <text:p text:style-name="P7"><text:tab/>cout &lt;&lt; "\n";<text:tab/>// imprime un salto de línea */ </text:p>
      <text:p text:style-name="P7"><text:tab/>return; </text:p>
      <text:p text:style-name="P7">} </text:p>
      <text:p text:style-name="P7"/>
      <text:p text:style-name="P7">void main (void) { </text:p>
      <text:p text:style-name="P7"><text:tab/>char* s="hola Mundo!"; </text:p>
      <text:p text:style-name="P7"><text:tab/>int var; </text:p>
      <text:p text:style-name="P7"><text:tab/>cout &lt;&lt; s; </text:p>
      <text:p text:style-name="P7"><text:tab/>cin &gt;&gt; s; </text:p>
      <text:p text:style-name="P7"><text:tab/>cout &gt;&gt; s;<text:tab/>// error </text:p>
      <text:p text:style-name="P7"><text:tab/>return; </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3-10T00:20:04</dc:date>
    <meta:editing-duration>PT13H54M52S</meta:editing-duration>
    <meta:editing-cycles>107</meta:editing-cycles>
    <dc:creator>Pirois </dc:creator>
    <meta:document-statistic meta:table-count="0" meta:image-count="0" meta:object-count="0" meta:page-count="12" meta:paragraph-count="300" meta:word-count="1878" meta:character-count="11155"/>
  </office:meta>
</office:document-meta>
</file>